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64.81mm"/>
    </style:style>
    <style:style style:name="co8" style:family="table-column">
      <style:table-column-properties fo:break-before="auto" style:column-width="181.7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ple_DC_v2_PriusG2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PRIUS GEN 2 INVERTER DC CONTROLLER BOM V1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Oth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1,D2,D4,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W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-7-F</text:p>
          </table:table-cell>
          <table:table-cell office:value-type="string" calcext:value-type="string">
            <text:p>7384728P</text:p>
          </table:table-cell>
          <table:table-cell/>
          <table:table-cell office:value-type="string" calcext:value-type="string">
            <text:p>Diode Switching 150mA 100V 400mW SOD123 Diodes Inc 1N4148W-7-F Switching Diode 100V, 2-Pin SOD-1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,CON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T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2,C3,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0.1uF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n</text:p>
          </table:table-cell>
          <table:table-cell table:number-columns-repeated="4"/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47u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-3216SURCK</text:p>
          </table:table-cell>
          <table:table-cell/>
          <table:table-cell office:value-type="string" calcext:value-type="string">
            <text:p>Kingbright</text:p>
          </table:table-cell>
          <table:table-cell office:value-type="string" calcext:value-type="string">
            <text:p>KP-3216SURCK</text:p>
          </table:table-cell>
          <table:table-cell office:value-type="float" office:value="8610065" calcext:value-type="float">
            <text:p>8610065</text:p>
          </table:table-cell>
          <table:table-cell/>
          <table:table-cell office:value-type="string" calcext:value-type="string">
            <text:p>Kingbright KP-3216SURCK Red LED, 630 nm 3216 (1206), Rectangle Lens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92CS6-1#TRMPBF</text:p>
          </table:table-cell>
          <table:table-cell/>
          <table:table-cell office:value-type="string" calcext:value-type="string">
            <text:p>Linear Technology</text:p>
          </table:table-cell>
          <table:table-cell office:value-type="string" calcext:value-type="string">
            <text:p>LTC6992CS6-1#TRMPBF</text:p>
          </table:table-cell>
          <table:table-cell office:value-type="float" office:value="1456265" calcext:value-type="float">
            <text:p>1456265</text:p>
          </table:table-cell>
          <table:table-cell/>
          <table:table-cell office:value-type="string" calcext:value-type="string">
            <text:p>LTC6992,Silicon Oscillator,PWM,TSOT23-6 LTC6992CS6-1#TRMPBF, Silicon Oscillator, 1MHz, 6-Pin T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,Q2,Q3,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,R8,R3,R10,R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2k2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182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392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680R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976K</text:p>
          </table:table-cell>
          <table:table-cell table:number-columns-repeated="4"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0S05</text:p>
          </table:table-cell>
          <table:table-cell/>
          <table:table-cell office:value-type="string" calcext:value-type="string">
            <text:p>XP POWER</text:p>
          </table:table-cell>
          <table:table-cell office:value-type="string" calcext:value-type="string">
            <text:p>TR10S05</text:p>
          </table:table-cell>
          <table:table-cell office:value-type="float" office:value="1346949" calcext:value-type="float">
            <text:p>1346949</text:p>
          </table:table-cell>
          <table:table-cell/>
          <table:table-cell office:value-type="string" calcext:value-type="string">
            <text:p>XP Power Switching Regulator, 8 <text:s/>28V dc Input, 5V dc Output, 1A</text:p>
          </table:table-cell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12:35:21.812000000</dc:date>
    <meta:editing-duration>PT5M55S</meta:editing-duration>
    <meta:editing-cycles>2</meta:editing-cycles>
    <meta:generator>LibreOffice/6.2.4.2$Windows_X86_64 LibreOffice_project/2412653d852ce75f65fbfa83fb7e7b669a126d64</meta:generator>
    <meta:document-statistic meta:table-count="1" meta:cell-count="104" meta:object-count="0"/>
  </office:meta>
</office:document-meta>
</file>